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1:34:46.0504221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1.3$Linux_X86_64 LibreOffice_project/eead5aec017556e2cdbf9dfff06537ec58969b73</meta:generator>
  </office:meta>
</office:document-meta>
</file>